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15.7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01mm"/>
    </style:style>
    <style:style style:name="co6" style:family="table-column">
      <style:table-column-properties fo:break-before="auto" style:column-width="35.61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22.82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46.71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21.57mm"/>
    </style:style>
    <style:style style:name="co14" style:family="table-column">
      <style:table-column-properties fo:break-before="auto" style:column-width="30.99mm"/>
    </style:style>
    <style:style style:name="co15" style:family="table-column">
      <style:table-column-properties fo:break-before="auto" style:column-width="32.24mm"/>
    </style:style>
    <style:style style:name="co16" style:family="table-column">
      <style:table-column-properties fo:break-before="auto" style:column-width="30.3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5" style:family="table-cell" style:parent-style-name="Default" style:data-style-name="N4"/>
    <style:style style:name="ce6" style:family="table-cell" style:parent-style-name="Default" style:data-style-name="N99"/>
    <style:style style:name="ce7" style:family="table-cell" style:parent-style-name="Default" style:data-style-name="N99">
      <style:table-cell-properties fo:background-color="#ff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FCC Filter Size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3:.E3])" office:value-type="float" office:value="0.469824" calcext:value-type="float">
            <text:p>0.469824</text:p>
          </table:table-cell>
          <table:table-cell table:style-name="ce5" office:value-type="float" office:value="0.473113" calcext:value-type="float">
            <text:p>0.47</text:p>
          </table:table-cell>
          <table:table-cell table:style-name="ce5" office:value-type="float" office:value="0.474264" calcext:value-type="float">
            <text:p>0.47</text:p>
          </table:table-cell>
          <table:table-cell table:style-name="ce5" office:value-type="float" office:value="0.462095" calcext:value-type="float">
            <text:p>0.4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13-58</text:p>
          </table:table-cell>
          <table:table-cell table:style-name="ce2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4:.E4])" office:value-type="float" office:value="0.454749666666667" calcext:value-type="float">
            <text:p>0.4547497</text:p>
          </table:table-cell>
          <table:table-cell table:style-name="ce5" office:value-type="float" office:value="0.468344" calcext:value-type="float">
            <text:p>0.47</text:p>
          </table:table-cell>
          <table:table-cell office:value-type="float" office:value="0.457819" calcext:value-type="float">
            <text:p>0.457819</text:p>
          </table:table-cell>
          <table:table-cell office:value-type="float" office:value="0.438086" calcext:value-type="float">
            <text:p>0.438086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48-26</text:p>
          </table:table-cell>
          <table:table-cell table:style-name="ce2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3" table:formula="of:=AVERAGE([.C5:.E5])" office:value-type="float" office:value="0.472236" calcext:value-type="float">
            <text:p>0.472236</text:p>
          </table:table-cell>
          <table:table-cell office:value-type="float" office:value="0.470811" calcext:value-type="float">
            <text:p>0.470811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0482" calcext:value-type="float">
            <text:p>0.470482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6:.E6])" office:value-type="float" office:value="0.457271333333333" calcext:value-type="float">
            <text:p>0.4572713</text:p>
          </table:table-cell>
          <table:table-cell office:value-type="float" office:value="0.449597" calcext:value-type="float">
            <text:p>0.449597</text:p>
          </table:table-cell>
          <table:table-cell office:value-type="float" office:value="0.452064" calcext:value-type="float">
            <text:p>0.452064</text:p>
          </table:table-cell>
          <table:table-cell office:value-type="float" office:value="0.470153" calcext:value-type="float">
            <text:p>0.470153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7:.E7])" office:value-type="float" office:value="0.416927" calcext:value-type="float">
            <text:p>0.416927</text:p>
          </table:table-cell>
          <table:table-cell office:value-type="float" office:value="0.416543" calcext:value-type="float">
            <text:p>0.416543</text:p>
          </table:table-cell>
          <table:table-cell office:value-type="float" office:value="0.42937" calcext:value-type="float">
            <text:p>0.42937</text:p>
          </table:table-cell>
          <table:table-cell office:value-type="float" office:value="0.404868" calcext:value-type="float">
            <text:p>0.404868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.0001" calcext:value-type="float">
            <text:p>0.00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style-name="ce4" table:formula="of:=AVERAGE([.C8:.E8])" office:value-type="float" office:value="0.474593" calcext:value-type="float">
            <text:p>0.474593</text:p>
          </table:table-cell>
          <table:table-cell office:value-type="float" office:value="0.475415" calcext:value-type="float">
            <text:p>0.475415</text:p>
          </table:table-cell>
          <table:table-cell office:value-type="float" office:value="0.474264" calcext:value-type="float">
            <text:p>0.474264</text:p>
          </table:table-cell>
          <table:table-cell office:value-type="float" office:value="0.4741" calcext:value-type="float">
            <text:p>0.4741</text:p>
          </table:table-cell>
          <table:table-cell office:value-type="boolean" office:boolean-value="true" calcext:value-type="boolean">
            <text:p>TRUE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AVERAGE([.C9:.E9])" office:value-type="string" office:string-value="" calcext:value-type="error">
            <text:p>#DIV/0!</text:p>
          </table:table-cell>
          <table:table-cell table:number-columns-repeated="3"/>
          <table:table-cell office:value-type="boolean" office:boolean-value="true" calcext:value-type="boolean">
            <text:p>TRUE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;18;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table:style-name="Default"/>
          <table:table-cell table:formula="of:=AVERAGE([.C10:.E10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formula="of:=AVERAGE([.C11:.E11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formula="of:=AVERAGE([.C12:.E12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11:39:41.8359892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14:23:04.264064265</dc:date>
    <meta:editing-duration>PT3H8M30S</meta:editing-duration>
    <meta:editing-cycles>31</meta:editing-cycles>
    <meta:generator>LibreOffice/5.1.6.2$Linux_X86_64 LibreOffice_project/10m0$Build-2</meta:generator>
    <meta:document-statistic meta:table-count="1" meta:cell-count="137" meta:object-count="0"/>
  </office:meta>
</office:document-meta>
</file>